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827a" officeooo:paragraph-rsid="001c827a"/>
    </style:style>
    <style:style style:name="P2" style:family="paragraph" style:parent-style-name="Standard">
      <style:text-properties officeooo:paragraph-rsid="001c827a"/>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officeooo:paragraph-rsid="001c827a" style:font-size-asian="12pt" style:font-size-complex="12pt"/>
    </style:style>
    <style:style style:name="P5" style:family="paragraph" style:parent-style-name="Standard">
      <style:text-properties officeooo:rsid="0020b4d6" officeooo:paragraph-rsid="0020b4d6"/>
    </style:style>
    <style:style style:name="P6" style:family="paragraph" style:parent-style-name="Heading_20_3">
      <style:text-properties officeooo:paragraph-rsid="001df682"/>
    </style:style>
    <style:style style:name="P7" style:family="paragraph" style:parent-style-name="Heading_20_3">
      <style:text-properties officeooo:paragraph-rsid="001ede33"/>
    </style:style>
    <style:style style:name="T1" style:family="text">
      <style:text-properties officeooo:rsid="001c827a"/>
    </style:style>
    <style:style style:name="T2" style:family="text">
      <style:text-properties fo:font-weight="normal" style:font-weight-asian="normal" style:font-weight-complex="normal"/>
    </style:style>
    <style:style style:name="T3" style:family="text">
      <style:text-properties officeooo:rsid="001cb1c6"/>
    </style:style>
    <style:style style:name="T4" style:family="text">
      <style:text-properties fo:font-size="12pt" style:text-underline-style="none" fo:font-weight="normal" officeooo:rsid="001c827a" style:font-size-asian="12pt" style:font-weight-asian="normal" style:font-size-complex="12pt" style:font-weight-complex="normal"/>
    </style:style>
    <style:style style:name="T5" style:family="text">
      <style:text-properties fo:font-size="12pt" style:text-underline-style="none" fo:font-weight="normal" officeooo:rsid="001cb1c6" style:font-size-asian="12pt" style:font-weight-asian="normal" style:font-size-complex="12pt" style:font-weight-complex="normal"/>
    </style:style>
    <style:style style:name="T6" style:family="text">
      <style:text-properties fo:font-size="12pt" style:text-underline-style="none" fo:font-weight="normal" officeooo:rsid="001df682" style:font-size-asian="12pt" style:font-weight-asian="normal" style:font-size-complex="12pt" style:font-weight-complex="normal"/>
    </style:style>
    <style:style style:name="T7" style:family="text">
      <style:text-properties fo:font-size="12pt" style:text-underline-style="none" fo:font-weight="normal" officeooo:rsid="001ede33" style:font-size-asian="12pt" style:font-weight-asian="normal" style:font-size-complex="12pt" style:font-weight-complex="normal"/>
    </style:style>
    <style:style style:name="T8" style:family="text">
      <style:text-properties fo:font-size="12pt" style:text-underline-style="none" fo:font-weight="normal" officeooo:rsid="0020b4d6" style:font-size-asian="12pt" style:font-weight-asian="normal" style:font-size-complex="12pt" style:font-weight-complex="normal"/>
    </style:style>
    <style:style style:name="T9" style:family="text">
      <style:text-properties fo:font-size="12pt" style:text-underline-style="none" fo:font-weight="bold" officeooo:rsid="001cb1c6" style:font-size-asian="12pt" style:font-weight-asian="bold" style:font-size-complex="12pt" style:font-weight-complex="bold"/>
    </style:style>
    <style:style style:name="T10" style:family="text">
      <style:text-properties fo:font-size="12pt" style:text-underline-style="none" fo:font-weight="bold" officeooo:rsid="001ede33" style:font-size-asian="12pt" style:font-weight-asian="bold" style:font-size-complex="12pt" style:font-weight-complex="bold"/>
    </style:style>
    <style:style style:name="T11" style:family="text">
      <style:text-properties fo:font-size="12pt" style:text-underline-style="none" fo:font-weight="bold" officeooo:rsid="001df682" style:font-size-asian="12pt" style:font-weight-asian="bold" style:font-size-complex="12pt" style:font-weight-complex="bold"/>
    </style:style>
    <style:style style:name="T12" style:family="text">
      <style:text-properties fo:font-size="12pt" style:text-underline-style="none" fo:font-weight="bold" officeooo:rsid="0020b4d6" style:font-size-asian="12pt" style:font-weight-asian="bold" style:font-size-complex="12pt"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DLC, Business Analysis and Project Management</text:p>
      <text:p text:style-name="P1"/>
      <text:p text:style-name="P1">1. Why is software development life cycle important?</text:p>
      <text:p text:style-name="P2"><text:span text:style-name="T1"><text:tab/></text:span><text:span text:style-name="Strong_20_Emphasis"><text:span text:style-name="T2">The software development life cycle, known as the SDLC, ensures an application meets the needs of its users</text:span></text:span><text:span text:style-name="Strong_20_Emphasis">.</text:span><text:span text:style-name="T1">SDLC serves as a guide to the project and provides a flexible and consistent medium to accommodate changes, and perform the project to meet client’s objectives. SDLC phases define key schedule and delivery points which ensure timely and correct delivery to the client within budget and other constraints and project requirements. SDLC co-operates project control and management activities as they must be introduced within each phase of SDLC. </text:span></text:p>
      <text:p text:style-name="P1"/>
      <text:p text:style-name="P1">2. Come up with Entry and Exit criteria for each phases of project</text:p>
      <text:p text:style-name="P1">management life cycle</text:p>
      <text:h text:style-name="P6" text:outline-level="3"><text:span text:style-name="T4">Phase 1: Project Initiation, </text:span><text:span text:style-name="T9">entry</text:span><text:span text:style-name="T5">- business case ,</text:span><text:span text:style-name="T9">exit</text:span><text:span text:style-name="T5"> - project charter or a project initiation document (PID) that outlines the purpose and requirements of the project. It should include business needs, stakeholders, and the business case</text:span></text:h>
      <text:h text:style-name="P6" text:outline-level="3"><text:span text:style-name="T5">Phase 2: Project Planning, </text:span><text:span text:style-name="T11">entry</text:span><text:span text:style-name="T6">-setting goals, </text:span><text:span text:style-name="T10">exit</text:span><text:span text:style-name="T7">-the scope of the project is defined and a project management plan is developed. It involves identifying the cost, quality, available resources, and a realistic timetable. The project plans also includes establishing baselines or performance measures</text:span></text:h>
      <text:h text:style-name="P7" text:outline-level="3"><text:span text:style-name="T7">Phase 3: Project Execution,</text:span><text:span text:style-name="T10">entry</text:span><text:span text:style-name="T7">- A meeting usually marks the start of the Project Execution phase where the teams involved are informed of their responsibilities, </text:span><text:span text:style-name="T10">exit</text:span><text:span text:style-name="T7">-deliverables are developed and completed</text:span></text:h>
      <text:h text:style-name="P7" text:outline-level="3"><text:span text:style-name="T7">Phase 4: Project Performance/Monitoring, </text:span><text:span text:style-name="T10">entry</text:span><text:span text:style-name="T7">- measuring the project progression and ensure every thing is going as per the plan, </text:span><text:span text:style-name="T10">exit</text:span><text:span text:style-name="T7"> - Project managers will use key performance indicators (KPIs) to determine if the project is on track</text:span></text:h>
      <text:h text:style-name="P7" text:outline-level="3"><text:span text:style-name="T7">Phase 5: Project Closure, </text:span><text:span text:style-name="T12">entry-</text:span><text:span text:style-name="T8">completed project, </text:span><text:span text:style-name="T12">exit</text:span><text:span text:style-name="T8">- lessons learned</text:span></text:h>
      <text:p text:style-name="P1"/>
      <text:p text:style-name="P1">3. What are the roles of a Business Analyst? Why is Business Analysis crucial</text:p>
      <text:p text:style-name="P1">for a project success?</text:p>
      <text:p text:style-name="P5"><text:tab/>A bussiness analyst works as a liaison among stake holders in order to elict, analyse, communicate and validate requirements for changes to bussiness policies ,processes and information sytem. </text:p>
      <text:p text:style-name="P5">If proper analysis is not done then there is loss of cost ,scope and time.</text:p>
      <text:p text:style-name="P1"/>
      <text:p text:style-name="P1">4. Define the roles and responsibilities of a Project Manager</text:p>
      <text:p text:style-name="P4"><text:span text:style-name="T1"><text:tab/>The roles and responsibilities of a project manager are</text:span></text:p>
      <text:p text:style-name="P3"><text:span text:style-name="T3">a) </text:span>Takes ownership of the whole project</text:p>
      <text:p text:style-name="P3"><text:span text:style-name="T3">b) </text:span>Is proactive not reactive</text:p>
      <text:p text:style-name="P3"><text:span text:style-name="T3">c) </text:span>Adequately plans the project</text:p>
      <text:p text:style-name="P3"><text:span text:style-name="T3">d) </text:span>Is Authoritative (NOT Authoritarian)</text:p>
      <text:p text:style-name="P3"><text:span text:style-name="T3">e) </text:span>Is Decisive</text:p>
      <text:p text:style-name="P3"><text:span text:style-name="T3">f) </text:span>Is a Good Communicator</text:p>
      <text:p text:style-name="P3"><text:span text:style-name="T3">g) </text:span>Manages by data and facts not uniformed optimism</text:p>
      <text:p text:style-name="P3"><text:span text:style-name="T3">h) </text:span>Leads by example</text:p>
      <text:p text:style-name="P3"><text:span text:style-name="T3">i) </text:span>Has sound Judgement</text:p>
      <text:p text:style-name="P3"><text:span text:style-name="T3">j) </text:span>Is a Motivator</text:p>
      <text:p text:style-name="P3"><text:span text:style-name="T3">k) </text:span>Is Diplomatic</text:p>
      <text:p text:style-name="P3"><text:span text:style-name="T3">h) </text:span>Can Delegat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6T19:18:07.267944771</meta:creation-date>
    <dc:date>2016-08-16T20:11:32.992994468</dc:date>
    <meta:editing-duration>PT14S</meta:editing-duration>
    <meta:editing-cycles>1</meta:editing-cycles>
    <meta:generator>LibreOffice/5.1.4.2$Linux_X86_64 LibreOffice_project/10m0$Build-2</meta:generator>
    <meta:document-statistic meta:table-count="0" meta:image-count="0" meta:object-count="0" meta:page-count="1" meta:paragraph-count="28" meta:word-count="405" meta:character-count="2598" meta:non-whitespace-character-count="2216"/>
  </office:meta>
</office:document-meta>
</file>